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vertical-align="middle" draw:ole-draw-aspect="1"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3.074cm" fo:min-width="2.89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1c1c1c" draw:marker-start-width="0.5cm" draw:marker-end-width="0.5cm" draw:fill="none" draw:textarea-horizontal-align="justify" draw:textarea-vertical-align="middle" draw:auto-grow-height="false" fo:min-height="1.49cm" fo:min-width="1.73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5pt" style:font-size-asian="15pt" style:font-weight-asian="normal" style:font-size-complex="18pt"/>
    </style:style>
    <style:style style:name="P4" style:family="paragraph">
      <loext:graphic-properties draw:fill="none" draw:fill-color="#ffffff"/>
      <style:text-properties fo:font-size="15pt" style:font-size-asian="15pt" style:font-weight-asian="normal" style:font-size-complex="18pt"/>
    </style:style>
    <style:style style:name="P5" style:family="paragraph">
      <style:text-properties fo:font-size="13pt" style:font-size-asian="13pt" style:font-weight-asian="normal" style:font-size-complex="18pt"/>
    </style:style>
    <style:style style:name="P6" style:family="paragraph">
      <loext:graphic-properties draw:fill="none" draw:fill-color="#ffffff"/>
      <style:text-properties fo:font-size="13pt" style:font-size-asian="13pt" style:font-weight-asian="normal" style:font-size-complex="18pt"/>
    </style:style>
    <style:style style:name="P7" style:family="paragraph">
      <style:text-properties fo:font-size="13pt" style:font-size-asian="18pt" style:font-weight-asian="normal" style:font-size-complex="18pt"/>
    </style:style>
    <style:style style:name="P8" style:family="paragraph">
      <loext:graphic-properties draw:fill="none" draw:fill-color="#ffffff"/>
      <style:text-properties fo:font-size="13pt" style:font-size-asian="18pt" style:font-weight-asian="normal" style:font-size-complex="18pt"/>
    </style:style>
    <style:style style:name="T1" style:family="text">
      <style:text-properties fo:font-size="15pt" style:font-size-asian="15pt" style:font-weight-asian="normal" style:font-size-complex="18pt"/>
    </style:style>
    <style:style style:name="T2" style:family="text">
      <style:text-properties fo:font-size="13pt" style:font-size-asian="13pt" style:font-weight-asian="normal" style:font-size-complex="18pt"/>
    </style:style>
    <style:style style:name="T3" style:family="text">
      <style:text-properties fo:font-size="13pt" style:font-size-asian="18pt" style:font-weight-asian="normal" style:font-size-complex="18pt"/>
    </style:style>
    <style:style style:name="T4" style:family="text">
      <style:text-properties fo:color="#808080" fo:font-size="13pt" fo:background-color="transparent" style:font-size-asian="18pt" style:font-weight-asian="normal" style:font-size-complex="18pt"/>
    </style:style>
    <style:style style:name="T5" style:family="text">
      <style:text-properties fo:color="#808080" fo:font-size="13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xml:id="id1" draw:id="id1" draw:layer="layout" svg:width="1.132cm" svg:height="0.513cm" svg:x="6.3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" draw:text-style-name="P2" xml:id="id2" draw:id="id2" draw:layer="layout" draw:type="line" svg:x1="4.101cm" svg:y1="5.705cm" svg:x2="6.3cm" svg:y2="4.256cm" draw:end-shape="id1" draw:end-glue-point="3" svg:d="M4101 5705l2199-1449" svg:viewBox="0 0 2200 1450">
          <text:p/>
        </draw:connector>
        <draw:connector draw:style-name="gr2" draw:text-style-name="P2" draw:layer="layout" draw:type="line" svg:x1="4.101cm" svg:y1="5.705cm" svg:x2="6.3cm" svg:y2="7.056cm" draw:start-shape="id2" draw:start-glue-point="2" draw:end-shape="id3" svg:d="M4101 5705l2199 1351" svg:viewBox="0 0 2200 1352">
          <text:p/>
        </draw:connector>
        <draw:frame draw:style-name="gr1" draw:text-style-name="P1" xml:id="id3" draw:id="id3" draw:layer="layout" svg:width="1.157cm" svg:height="0.513cm" svg:x="6.3cm" svg:y="6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2" draw:text-style-name="P2" draw:layer="layout" draw:type="line" svg:x1="7.4cm" svg:y1="4.249cm" svg:x2="9.6cm" svg:y2="3.262cm" draw:end-shape="id4" draw:end-glue-point="3" svg:d="M7400 4249l2200-987" svg:viewBox="0 0 2201 988">
          <text:p/>
        </draw:connector>
        <draw:connector draw:style-name="gr2" draw:text-style-name="P2" draw:layer="layout" draw:type="line" svg:x1="7.432cm" svg:y1="4.256cm" svg:x2="9.6cm" svg:y2="4.837cm" draw:start-shape="id1" draw:end-shape="id5" draw:end-glue-point="3" svg:d="M7432 4256l2168 581" svg:viewBox="0 0 2169 582">
          <text:p/>
        </draw:connector>
        <draw:frame draw:style-name="gr3" draw:text-style-name="P4" draw:layer="layout" svg:width="1.9cm" svg:height="0.916cm" svg:x="4.4cm" svg:y="2.1cm">
          <draw:text-box>
            <text:p text:style-name="P3"><text:span text:style-name="T1">疾病</text:span></text:p>
          </draw:text-box>
        </draw:frame>
        <draw:frame draw:style-name="gr3" draw:text-style-name="P4" draw:layer="layout" svg:width="1.9cm" svg:height="0.916cm" svg:x="7.5cm" svg:y="2.1cm">
          <draw:text-box>
            <text:p text:style-name="P3"><text:span text:style-name="T1">檢驗</text:span></text:p>
          </draw:text-box>
        </draw:frame>
        <draw:connector draw:style-name="gr2" draw:text-style-name="P2" draw:layer="layout" draw:type="line" svg:x1="7.457cm" svg:y1="7.056cm" svg:x2="9.6cm" svg:y2="6.362cm" draw:start-shape="id3" draw:end-shape="id6" draw:end-glue-point="3" svg:d="M7457 7056l2143-694" svg:viewBox="0 0 2144 695">
          <text:p/>
        </draw:connector>
        <draw:connector draw:style-name="gr2" draw:text-style-name="P2" draw:layer="layout" draw:type="line" svg:x1="7.457cm" svg:y1="7.056cm" svg:x2="9.6cm" svg:y2="7.762cm" draw:start-shape="id3" draw:start-glue-point="1" draw:end-shape="id7" draw:end-glue-point="3" svg:d="M7457 7056l2143 706" svg:viewBox="0 0 2144 707">
          <text:p/>
        </draw:connector>
        <draw:frame draw:style-name="gr4" draw:text-style-name="P6" draw:layer="layout" svg:width="0.9cm" svg:height="0.763cm" svg:x="7.9cm" svg:y="3.2cm">
          <draw:text-box>
            <text:p text:style-name="P5"><text:span text:style-name="T2">+</text:span></text:p>
          </draw:text-box>
        </draw:frame>
        <draw:frame draw:style-name="gr4" draw:text-style-name="P6" draw:layer="layout" svg:width="0.9cm" svg:height="0.763cm" svg:x="8cm" svg:y="6.1cm">
          <draw:text-box>
            <text:p text:style-name="P5"><text:span text:style-name="T2">+</text:span></text:p>
          </draw:text-box>
        </draw:frame>
        <draw:frame draw:style-name="gr4" draw:text-style-name="P6" draw:layer="layout" svg:width="0.9cm" svg:height="0.763cm" svg:x="8.1cm" svg:y="7.237cm">
          <draw:text-box>
            <text:p text:style-name="P5"><text:span text:style-name="T2">-</text:span></text:p>
          </draw:text-box>
        </draw:frame>
        <draw:frame draw:style-name="gr4" draw:text-style-name="P6" draw:layer="layout" svg:width="0.9cm" svg:height="0.763cm" svg:x="8cm" svg:y="4.4cm">
          <draw:text-box>
            <text:p text:style-name="P5"><text:span text:style-name="T2">-</text:span></text:p>
          </draw:text-box>
        </draw:frame>
        <draw:frame draw:style-name="gr5" draw:text-style-name="P8" xml:id="id4" draw:id="id4" draw:layer="layout" svg:width="3.4cm" svg:height="1.275cm" svg:x="9.6cm" svg:y="2.625cm">
          <draw:text-box>
            <text:p text:style-name="P7"><text:span text:style-name="T3">P(T, +)</text:span></text:p>
            <text:p text:style-name="P7"><text:span text:style-name="T4">= </text:span><text:span text:style-name="T4">P(T)P(+ </text:span><text:span text:style-name="T4">| T)</text:span></text:p>
          </draw:text-box>
        </draw:frame>
        <draw:frame draw:style-name="gr5" draw:text-style-name="P8" xml:id="id5" draw:id="id5" draw:layer="layout" svg:width="3.4cm" svg:height="1.275cm" svg:x="9.6cm" svg:y="4.2cm">
          <draw:text-box>
            <text:p text:style-name="P7"><text:span text:style-name="T3">P(T, -)</text:span></text:p>
            <text:p text:style-name="P7"><text:span text:style-name="T5">= </text:span><text:span text:style-name="T5">P(T)P(- </text:span><text:span text:style-name="T5">| T)</text:span></text:p>
          </draw:text-box>
        </draw:frame>
        <draw:frame draw:style-name="gr5" draw:text-style-name="P8" xml:id="id6" draw:id="id6" draw:layer="layout" svg:width="3.4cm" svg:height="1.275cm" svg:x="9.6cm" svg:y="5.725cm">
          <draw:text-box>
            <text:p text:style-name="P7"><text:span text:style-name="T3">P</text:span><text:span text:style-name="T3">(F</text:span><text:span text:style-name="T3">, </text:span><text:span text:style-name="T3">+</text:span><text:span text:style-name="T3">)</text:span></text:p>
            <text:p text:style-name="P7"><text:span text:style-name="T5">= </text:span><text:span text:style-name="T5">P</text:span><text:span text:style-name="T5">(</text:span><text:span text:style-name="T5">F</text:span><text:span text:style-name="T5">)</text:span><text:span text:style-name="T5">P</text:span><text:span text:style-name="T5">(</text:span><text:span text:style-name="T5">+ </text:span><text:span text:style-name="T5">| </text:span><text:span text:style-name="T5">F</text:span><text:span text:style-name="T5">)</text:span></text:p>
          </draw:text-box>
        </draw:frame>
        <draw:frame draw:style-name="gr5" draw:text-style-name="P8" xml:id="id7" draw:id="id7" draw:layer="layout" svg:width="3.4cm" svg:height="1.275cm" svg:x="9.6cm" svg:y="7.125cm">
          <draw:text-box>
            <text:p text:style-name="P7"><text:span text:style-name="T3">P</text:span><text:span text:style-name="T3">(F</text:span><text:span text:style-name="T3">, </text:span><text:span text:style-name="T3">-)</text:span></text:p>
            <text:p text:style-name="P7"><text:span text:style-name="T5">= </text:span><text:span text:style-name="T5">P</text:span><text:span text:style-name="T5">(</text:span><text:span text:style-name="T5">F</text:span><text:span text:style-name="T5">)</text:span><text:span text:style-name="T5">P</text:span><text:span text:style-name="T5">(- </text:span><text:span text:style-name="T5">| </text:span><text:span text:style-name="T5">F</text:span><text:span text:style-name="T5">)</text:span></text:p>
          </draw:text-box>
        </draw:frame>
        <draw:custom-shape draw:style-name="gr6" draw:text-style-name="P2" draw:layer="layout" svg:width="4.8cm" svg:height="4.7cm" svg:x="4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3cm" svg:height="2.6cm" svg:x="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3cm" svg:height="0.827cm" svg:x="3.6cm" svg:y="9.6cm">
          <draw:text-box>
            <text:p text:style-name="P5"><text:span text:style-name="T2">P</text:span><text:span text:style-name="T2">(</text:span><text:span text:style-name="T2">晴</text:span><text:span text:style-name="T2">天</text:span><text:span text:style-name="T2">)</text:span></text:p>
          </draw:text-box>
        </draw:frame>
        <draw:frame draw:style-name="gr8" draw:text-style-name="P6" draw:layer="layout" svg:width="4.3cm" svg:height="0.827cm" svg:x="5.8cm" svg:y="11.973cm">
          <draw:text-box>
            <text:p text:style-name="P5"><text:span text:style-name="T2">P</text:span><text:span text:style-name="T2">(</text:span><text:span text:style-name="T2">晴</text:span><text:span text:style-name="T2">天</text:span><text:span text:style-name="T2">, </text:span><text:span text:style-name="T2">好</text:span><text:span text:style-name="T2">心</text:span><text:span text:style-name="T2">情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3T12:09:28.419633112</meta:creation-date>
    <dc:date>2018-06-03T13:23:29.876890263</dc:date>
    <meta:editing-duration>PT2M4S</meta:editing-duration>
    <meta:editing-cycles>2</meta:editing-cycles>
    <meta:generator>LibreOffice/6.0.4.2$Linux_X86_64 LibreOffice_project/0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T</mi>
        </mrow>
        <mo fence="true" stretchy="false">)</mo>
      </mrow>
    </mrow>
    <annotation encoding="StarMath 5.0">P(T)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i>F</mi>
        </mrow>
        <mo fence="true" stretchy="false">)</mo>
      </mrow>
    </mrow>
    <annotation encoding="StarMath 5.0">P( F )</annotation>
  </semantics>
</math>
</file>